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A73BD25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cm" fo:margin-right="0cm" fo:margin-top="0cm" fo:margin-bottom="0.499cm" style:contextual-spacing="false" fo:text-indent="0cm" style:auto-text-indent="false" style:writing-mode="lr-tb"/>
    </style:style>
    <style:style style:name="P2" style:family="paragraph" style:parent-style-name="Heading_20_2">
      <style:paragraph-properties fo:break-before="page"/>
    </style:style>
    <style:style style:name="P3" style:family="paragraph" style:parent-style-name="Heading_20_3">
      <style:text-properties officeooo:paragraph-rsid="001a350d"/>
    </style:style>
    <style:style style:name="P4" style:family="paragraph" style:parent-style-name="Preformatted_20_Text" style:list-style-name="L1"/>
    <style:style style:name="P5" style:family="paragraph" style:parent-style-name="Preformatted_20_Text" style:list-style-name="L1">
      <style:paragraph-properties fo:margin-left="0cm" fo:margin-right="0cm" fo:margin-top="0cm" fo:margin-bottom="0.499cm" style:contextual-spacing="false" fo:text-indent="0cm" style:auto-text-indent="false" style:writing-mode="lr-tb"/>
    </style:style>
    <style:style style:name="P6" style:family="paragraph" style:parent-style-name="Preformatted_20_Text" style:list-style-name="L1">
      <style:paragraph-properties fo:margin-left="0cm" fo:margin-right="0cm" fo:text-indent="0cm" style:auto-text-indent="false" style:writing-mode="lr-tb"/>
    </style:style>
    <style:style style:name="P7" style:family="paragraph" style:parent-style-name="Preformatted_20_Text" style:list-style-name="L1">
      <style:paragraph-properties fo:margin-top="0cm" fo:margin-bottom="0.499cm" style:contextual-spacing="false" style:writing-mode="lr-tb"/>
    </style:style>
    <style:style style:name="P8" style:family="paragraph" style:parent-style-name="Preformatted_20_Text" style:list-style-name="L2"/>
    <style:style style:name="P9" style:family="paragraph" style:parent-style-name="Preformatted_20_Text" style:list-style-name="L2">
      <style:paragraph-properties fo:margin-left="0cm" fo:margin-right="0cm" fo:margin-top="0cm" fo:margin-bottom="0.499cm" style:contextual-spacing="false" fo:text-indent="0cm" style:auto-text-indent="false" style:writing-mode="lr-tb"/>
    </style:style>
    <style:style style:name="P10" style:family="paragraph" style:parent-style-name="Preformatted_20_Text" style:list-style-name="L5"/>
    <style:style style:name="P11" style:family="paragraph" style:parent-style-name="Preformatted_20_Text" style:list-style-name="L5">
      <style:paragraph-properties fo:margin-left="0cm" fo:margin-right="0cm" fo:margin-top="0cm" fo:margin-bottom="0.499cm" style:contextual-spacing="false" fo:text-indent="0cm" style:auto-text-indent="false" style:writing-mode="lr-tb"/>
    </style:style>
    <style:style style:name="P12" style:family="paragraph" style:parent-style-name="Text_20_body" style:list-style-name="L1"/>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3">
      <style:paragraph-properties fo:margin-top="0cm" fo:margin-bottom="0cm" style:contextual-spacing="false"/>
    </style:style>
    <style:style style:name="P17" style:family="paragraph" style:parent-style-name="Text_20_body" style:list-style-name="L4"/>
    <style:style style:name="P18" style:family="paragraph" style:parent-style-name="Text_20_body" style:list-style-name="L4">
      <style:paragraph-properties fo:margin-top="0cm" fo:margin-bottom="0cm" style:contextual-spacing="false"/>
    </style:style>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6">
      <style:paragraph-properties fo:margin-top="0cm" fo:margin-bottom="0cm" style:contextual-spacing="false"/>
    </style:style>
    <style:style style:name="P22" style:family="paragraph" style:parent-style-name="Text_20_body">
      <style:paragraph-properties fo:margin-top="0cm" fo:margin-bottom="0cm" style:contextual-spacing="false"/>
    </style:style>
    <style:style style:name="P23" style:family="paragraph" style:parent-style-name="Text_20_body" style:list-style-name="L7"/>
    <style:style style:name="P24" style:family="paragraph" style:parent-style-name="Text_20_body" style:list-style-name="L7">
      <style:paragraph-properties fo:margin-top="0cm" fo:margin-bottom="0cm" style:contextual-spacing="false"/>
    </style:style>
    <style:style style:name="P25" style:family="paragraph" style:parent-style-name="Text_20_body" style:list-style-name="L8"/>
    <style:style style:name="P26" style:family="paragraph" style:parent-style-name="Text_20_body" style:list-style-name="L8">
      <style:paragraph-properties fo:margin-top="0cm" fo:margin-bottom="0cm" style:contextual-spacing="false"/>
    </style:style>
    <style:style style:name="P27" style:family="paragraph" style:parent-style-name="Text_20_body">
      <style:paragraph-properties fo:margin-top="0cm" fo:margin-bottom="0cm" style:contextual-spacing="false"/>
      <style:text-properties officeooo:paragraph-rsid="001a5eac"/>
    </style:style>
    <style:style style:name="T1" style:family="text">
      <style:text-properties officeooo:rsid="0016327e"/>
    </style:style>
    <style:style style:name="T2" style:family="text">
      <style:text-properties officeooo:rsid="001959bb"/>
    </style:style>
    <style:style style:name="T3" style:family="text">
      <style:text-properties officeooo:rsid="001a350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ULO <text:span text:style-name="T1">2</text:span> – <text:span text:style-name="T2">Fichero hosts</text:span></text:p>
      <text:p text:style-name="Text_20_body"/>
      <text:h text:style-name="Heading_20_2" text:outline-level="2">Resolución de Nombres en IP: Un Puente entre Nombres y Direcciones</text:h>
      <text:p text:style-name="Text_20_body"><text:span text:style-name="Strong_20_Emphasis">La resolución de nombres en IP</text:span> es un proceso fundamental en las redes TCP/IP que permite a los dispositivos comunicarse entre sí utilizando nombres fáciles de recordar (como <text:a xlink:type="simple" xlink:href="https://www.google.com/url?sa=E&amp;source=gmail&amp;q=https://www.google.com" office:target-frame-name="_blank" xlink:show="new" text:style-name="Internet_20_link" text:visited-style-name="Visited_20_Internet_20_Link">www.google.com</text:a>) en lugar de direcciones IP numéricas (como 172.217.11.142).</text:p>
      <text:p text:style-name="Text_20_body"><text:span text:style-name="Strong_20_Emphasis">¿Cómo funciona este proceso?</text:span></text:p>
      <text:p text:style-name="Text_20_body">Los sistemas operativos que utilizan TCP/IP emplean una combinación de métodos para resolver nombres en IP:</text:p>
      <text:list text:style-name="L6">
        <text:list-item>
          <text:p text:style-name="P20"><text:span text:style-name="Strong_20_Emphasis">Archivo hosts local:</text:span></text:p>
          <text:list>
            <text:list-item>
              <text:p text:style-name="P21">Es una lista de correspondencias entre nombres de host y direcciones IP almacenada directamente en el equipo. </text:p>
            </text:list-item>
            <text:list-item>
              <text:p text:style-name="P21">Se consulta primero, ya que es el método más rápido. </text:p>
            </text:list-item>
            <text:list-item>
              <text:p text:style-name="P21">Es útil para configurar nombres de equipos locales o para bloquear el acceso a ciertos sitios web. </text:p>
            </text:list-item>
          </text:list>
        </text:list-item>
        <text:list-item>
          <text:p text:style-name="P20"><text:span text:style-name="Strong_20_Emphasis">Servidor DNS (Domain Name System):</text:span></text:p>
          <text:list>
            <text:list-item>
              <text:p text:style-name="P21">Es un servicio de directorio distribuido que almacena y proporciona información de nombres de dominio. </text:p>
            </text:list-item>
            <text:list-item>
              <text:p text:style-name="P21">Cuando no se encuentra una coincidencia en el archivo hosts, el sistema consulta un servidor DNS. </text:p>
            </text:list-item>
            <text:list-item>
              <text:p text:style-name="P21">Los servidores DNS están organizados en una jerarquía, lo que permite escalar y administrar grandes redes. </text:p>
            </text:list-item>
            <text:list-item>
              <text:p text:style-name="P21">Es el método más común y utilizado para la resolución de nombres en Internet. </text:p>
            </text:list-item>
          </text:list>
        </text:list-item>
        <text:list-item>
          <text:p text:style-name="P20"><text:span text:style-name="Strong_20_Emphasis">Otros métodos (menos comunes):</text:span></text:p>
          <text:list>
            <text:list-item>
              <text:p text:style-name="P21"><text:span text:style-name="Strong_20_Emphasis">WINS (Windows Internet Naming Service):</text:span> Utilizado en redes Windows para resolver nombres NetBIOS. </text:p>
            </text:list-item>
            <text:list-item>
              <text:p text:style-name="P20"><text:span text:style-name="Strong_20_Emphasis">LMHOSTS:</text:span> Archivo similar a hosts, pero específico para nombres NetBIOS. </text:p>
            </text:list-item>
          </text:list>
        </text:list-item>
      </text:list>
      <text:p text:style-name="Text_20_body"><text:span text:style-name="Strong_20_Emphasis">Proceso de resolución de nombres:</text:span></text:p>
      <text:list text:style-name="L7">
        <text:list-item>
          <text:p text:style-name="P24"><text:span text:style-name="Strong_20_Emphasis">El cliente (tu ordenador) solicita una página web:</text:span> Por ejemplo, ingresas "<text:a xlink:type="simple" xlink:href="https://www.google.com/url?sa=E&amp;source=gmail&amp;q=https://www.google.com" office:target-frame-name="_blank" xlink:show="new" text:style-name="Internet_20_link" text:visited-style-name="Visited_20_Internet_20_Link">www.google.com</text:a>" en tu navegador. </text:p>
        </text:list-item>
        <text:list-item>
          <text:p text:style-name="P24"><text:span text:style-name="Strong_20_Emphasis">El sistema operativo consulta el archivo hosts:</text:span> Si encuentra una entrada para "<text:a xlink:type="simple" xlink:href="https://www.google.com/url?sa=E&amp;source=gmail&amp;q=https://www.google.com" office:target-frame-name="_blank" xlink:show="new" text:style-name="Internet_20_link" text:visited-style-name="Visited_20_Internet_20_Link">www.google.com</text:a>", obtiene la dirección IP directamente. </text:p>
        </text:list-item>
        <text:list-item>
          <text:p text:style-name="P24"><text:span text:style-name="Strong_20_Emphasis">Si no encuentra la entrada en hosts, consulta un servidor DNS:</text:span> El sistema envía una solicitud al servidor DNS configurado. </text:p>
        </text:list-item>
        <text:list-item>
          <text:p text:style-name="P24"><text:span text:style-name="Strong_20_Emphasis">El servidor DNS busca la dirección IP correspondiente:</text:span> Recorre la jerarquía de DNS hasta encontrar la dirección IP de "<text:a xlink:type="simple" xlink:href="https://www.google.com/url?sa=E&amp;source=gmail&amp;q=https://www.google.com" office:target-frame-name="_blank" xlink:show="new" text:style-name="Internet_20_link" text:visited-style-name="Visited_20_Internet_20_Link">www.google.com</text:a>". </text:p>
        </text:list-item>
        <text:list-item>
          <text:p text:style-name="P24"><text:span text:style-name="Strong_20_Emphasis">El servidor DNS devuelve la dirección IP al cliente:</text:span> </text:p>
        </text:list-item>
        <text:list-item>
          <text:p text:style-name="P23"><text:soft-page-break/><text:span text:style-name="Strong_20_Emphasis">El cliente establece una conexión con la dirección IP:</text:span> El navegador envía una solicitud HTTP al servidor web de Google. </text:p>
        </text:list-item>
      </text:list>
      <text:p text:style-name="P22"><text:span text:style-name="Strong_20_Emphasis">Ejemplo gráfico:</text:span></text:p>
      <text:p text:style-name="P27"><draw:a xlink:type="simple" xlink:href="http://www.tcpipguide.com/free/t_DNSNameResolutionProcess-2.htm" office:target-frame-name="_blank" xlink:show="new"><draw:frame draw:style-name="fr1" draw:name="Imagen1" text:anchor-type="as-char" svg:width="8.714cm" svg:height="6.985cm" draw:z-index="1"><draw:image xlink:href="https://encrypted-tbn1.gstatic.com/images?q=tbn:ANd9GcRAMUE2KMbgn28wlcwN0RS12ejBQlTB93NiNQ4YAniNlMrHVUUAcVWL9Y5NQu1m" xlink:type="simple" xlink:show="embed" xlink:actuate="onLoad" draw:mime-type="image/jpeg"/><svg:title>Imagen de DNS resolution process</svg:title></draw:frame></draw:a></text:p>
      <text:p text:style-name="P27"><text:a xlink:type="simple" xlink:href="http://www.tcpipguide.com/free/t_DNSNameResolutionProcess-2.htm" office:target-frame-name="_blank" xlink:show="new" text:style-name="Internet_20_link" text:visited-style-name="Visited_20_Internet_20_Link">Se abre en una ventana nueva</text:a><draw:a xlink:type="simple" xlink:href="http://www.tcpipguide.com/free/t_DNSNameResolutionProcess-2.htm" office:target-frame-name="_blank" xlink:show="new"><draw:frame draw:style-name="fr1" draw:name="Imagen2" text:anchor-type="as-char" svg:width="0.9cm" svg:height="0.9cm" draw:z-index="0"><draw:image xlink:href="Pictures/100000010000002000000020A73BD254.png" xlink:type="simple" xlink:show="embed" xlink:actuate="onLoad" draw:mime-type="image/png"/></draw:frame></draw:a><text:a xlink:type="simple" xlink:href="http://www.tcpipguide.com/free/t_DNSNameResolutionProcess-2.htm" office:target-frame-name="_blank" xlink:show="new" text:style-name="Internet_20_link" text:visited-style-name="Visited_20_Internet_20_Link">www.tcpipguide.com</text:a></text:p>
      <text:p text:style-name="Text_20_body">DNS resolution process </text:p>
      <text:p text:style-name="Text_20_body"><text:span text:style-name="Strong_20_Emphasis">¿Por qué es importante la resolución de nombres?</text:span></text:p>
      <text:list text:style-name="L8">
        <text:list-item>
          <text:p text:style-name="P26"><text:span text:style-name="Strong_20_Emphasis">Facilita el uso de Internet:</text:span> Nos permite recordar nombres fáciles en lugar de largas secuencias numéricas. </text:p>
        </text:list-item>
        <text:list-item>
          <text:p text:style-name="P26"><text:span text:style-name="Strong_20_Emphasis">Permite la escalabilidad de las redes:</text:span> El sistema DNS permite gestionar grandes redes con millones de equipos. </text:p>
        </text:list-item>
        <text:list-item>
          <text:p text:style-name="P25"><text:span text:style-name="Strong_20_Emphasis">Proporciona flexibilidad:</text:span> Los nombres de dominio pueden cambiar sin afectar la dirección IP subyacente. </text:p>
        </text:list-item>
      </text:list>
      <text:p text:style-name="Text_20_body"><text:span text:style-name="Strong_20_Emphasis">En resumen,</text:span> la resolución de nombres es un proceso esencial que hace posible la comunicación en Internet. Al comprender cómo funciona, podrás solucionar problemas de conexión y administrar tus redes de manera más efectiva.</text:p>
      <text:p text:style-name="Text_20_body"/>
      <text:p text:style-name="Text_20_body"/>
      <text:h text:style-name="P2" text:outline-level="2">FICHERO HOSTS</text:h>
      <text:p text:style-name="Text_20_body"/>
      <text:p text:style-name="Text_20_body"/>
      <text:p text:style-name="Text_20_body">El archivo <text:span text:style-name="Strong_20_Emphasis">hosts</text:span> en el contexto de TCP/IP es un archivo de texto plano que sirve como una base de datos local para asociar nombres de dominio (hostnames) con direcciones IP. Es un componente básico en sistemas operativos como Windows, macOS y Linux.</text:p>
      <text:h text:style-name="Heading_20_3" text:outline-level="3"><text:span text:style-name="Strong_20_Emphasis">¿Qué es el archivo </text:span><text:span text:style-name="Strong_20_Emphasis"><text:span text:style-name="Source_20_Text">hosts</text:span></text:span><text:span text:style-name="Strong_20_Emphasis">?</text:span></text:h>
      <text:list text:style-name="L1">
        <text:list-item>
          <text:p text:style-name="P13"><text:span text:style-name="Strong_20_Emphasis">Ubicación del archivo:</text:span></text:p>
          <text:list>
            <text:list-item>
              <text:p text:style-name="P13"><text:span text:style-name="Strong_20_Emphasis">Windows</text:span>: <text:span text:style-name="Source_20_Text">C:\Windows\System32\drivers\etc\hosts</text:span></text:p>
            </text:list-item>
            <text:list-item>
              <text:p text:style-name="P13"><text:span text:style-name="Strong_20_Emphasis">Linux y macOS</text:span>: <text:span text:style-name="Source_20_Text">/etc/hosts</text:span></text:p>
            </text:list-item>
          </text:list>
        </text:list-item>
        <text:list-item>
          <text:p text:style-name="P12"><text:span text:style-name="Strong_20_Emphasis">Formato:</text:span> Cada línea en el archivo tiene el formato:</text:p>
          <text:p text:style-name="P4"/>
          <text:p text:style-name="P5"><text:span text:style-name="Source_20_Text">&lt;dirección IP&gt; &lt;nombre del host&gt; [alias]</text:span></text:p>
          <text:p text:style-name="P12">Ejemplo:</text:p>
          <text:p text:style-name="P4"/>
          <text:p text:style-name="P6"><text:span text:style-name="Source_20_Text">127.0.0.1 localhost</text:span></text:p>
          <text:p text:style-name="P7"><text:span text:style-name="Source_20_Text">192.168.1.100 servidor.local servidor</text:span></text:p>
        </text:list-item>
      </text:list>
      <text:h text:style-name="Heading_20_3" text:outline-level="3"><text:span text:style-name="Strong_20_Emphasis">¿Para qué sirve?</text:span></text:h>
      <text:list text:style-name="L2">
        <text:list-item>
          <text:p text:style-name="P14"><text:span text:style-name="Strong_20_Emphasis">Resolución de nombres de dominio localmente:</text:span> El archivo <text:span text:style-name="Source_20_Text">hosts</text:span> permite mapear nombres de dominio a direcciones IP de forma manual, sin necesidad de depender de un servidor DNS. Esto es útil para pruebas, configuraciones locales o para anular el comportamiento normal de la resolución DNS.</text:p>
        </text:list-item>
        <text:list-item>
          <text:p text:style-name="P14"><text:span text:style-name="Strong_20_Emphasis">Anulación de dominios:</text:span> Puedes redirigir un dominio a una dirección IP específica o incluso bloquearlo redirigiéndolo a una dirección inválida como <text:span text:style-name="Source_20_Text">127.0.0.1</text:span>. Ejemplo:</text:p>
          <text:p text:style-name="P8">Copiar código</text:p>
          <text:p text:style-name="P9"><text:span text:style-name="Source_20_Text">127.0.0.1 ejemplo.com</text:span></text:p>
        </text:list-item>
        <text:list-item>
          <text:p text:style-name="P14"><text:span text:style-name="Strong_20_Emphasis">Pruebas y desarrollo:</text:span> Durante el desarrollo de aplicaciones web, puedes usar el archivo <text:span text:style-name="Source_20_Text">hosts</text:span> para simular un dominio que apunta a un servidor local.</text:p>
        </text:list-item>
        <text:list-item>
          <text:p text:style-name="P14"><text:span text:style-name="Strong_20_Emphasis">Control de acceso:</text:span> Se puede usar para bloquear el acceso a ciertos sitios web (por ejemplo, sitios maliciosos o no deseados).</text:p>
        </text:list-item>
      </text:list>
      <text:h text:style-name="Heading_20_3" text:outline-level="3"><text:span text:style-name="Strong_20_Emphasis">Prioridad en la resolución de nombres</text:span></text:h>
      <text:p text:style-name="Text_20_body">El archivo <text:span text:style-name="Source_20_Text">hosts</text:span> tiene prioridad sobre cualquier consulta a un servidor DNS. Esto significa que si un dominio está definido en el archivo <text:span text:style-name="Source_20_Text">hosts</text:span>, esa configuración será utilizada antes de buscar la dirección en un servidor DNS.</text:p>
      <text:h text:style-name="Heading_20_3" text:outline-level="3"><text:soft-page-break/><text:span text:style-name="Strong_20_Emphasis">Ejemplo práctico</text:span></text:h>
      <text:p text:style-name="Text_20_body">Supongamos que tienes un servidor local con la IP <text:span text:style-name="Source_20_Text">192.168.1.50</text:span> y quieres asignarle el nombre <text:span text:style-name="Source_20_Text">miweb.local</text:span>. Solo necesitas agregar en el archivo <text:span text:style-name="Source_20_Text">hosts</text:span>:</text:p>
      <text:p text:style-name="Preformatted_20_Text"/>
      <text:p text:style-name="P1"><text:span text:style-name="Source_20_Text">192.168.1.50 miweb.local</text:span></text:p>
      <text:p text:style-name="Text_20_body">Ahora, al escribir <text:span text:style-name="Source_20_Text">miweb.local</text:span> en tu navegador, se conectará directamente a la IP <text:span text:style-name="Source_20_Text">192.168.1.50</text:span>.</text:p>
      <text:h text:style-name="Heading_20_3" text:outline-level="3"><text:span text:style-name="Strong_20_Emphasis">Precauciones</text:span></text:h>
      <text:list text:style-name="L3">
        <text:list-item>
          <text:p text:style-name="P16">El archivo <text:span text:style-name="Source_20_Text">hosts</text:span> puede ser editado solo con permisos de administrador.</text:p>
        </text:list-item>
        <text:list-item>
          <text:p text:style-name="P15">Es posible que malware o programas maliciosos lo modifiquen para redirigir tráfico hacia sitios fraudulentos. Por esto, se recomienda revisarlo periódicamente si sospechas problemas de seguridad.</text:p>
        </text:list-item>
      </text:list>
      <text:h text:style-name="P3" text:outline-level="3"><text:span text:style-name="Strong_20_Emphasis"><text:span text:style-name="T3">==============================================================</text:span></text:span></text:h>
      <text:h text:style-name="Heading_20_3" text:outline-level="3"><text:span text:style-name="Strong_20_Emphasis"><text:span text:style-name="T3">C</text:span></text:span><text:span text:style-name="Strong_20_Emphasis">r</text:span><text:span text:style-name="Strong_20_Emphasis"><text:span text:style-name="T3">e</text:span></text:span><text:span text:style-name="Strong_20_Emphasis">ación en el archivo </text:span><text:span text:style-name="Strong_20_Emphasis"><text:span text:style-name="Source_20_Text">hosts</text:span></text:span></text:h>
      <text:p text:style-name="Text_20_body">Abre el archivo <text:span text:style-name="Source_20_Text">hosts</text:span> con permisos de administrador y añade esta línea al final:</text:p>
      <text:p text:style-name="Preformatted_20_Text"/>
      <text:p text:style-name="P1"><text:span text:style-name="Source_20_Text">192.168.10.225 cubo</text:span></text:p>
      <text:h text:style-name="Heading_20_3" text:outline-level="3"><text:span text:style-name="Strong_20_Emphasis">¿Qué hará esto?</text:span></text:h>
      <text:list text:style-name="L4">
        <text:list-item>
          <text:p text:style-name="P18">Asocia el nombre <text:span text:style-name="Strong_20_Emphasis">cubo</text:span> con la dirección IP <text:span text:style-name="Strong_20_Emphasis">192.168.10.225</text:span>.</text:p>
        </text:list-item>
        <text:list-item>
          <text:p text:style-name="P17">Ahora, si escribes <text:span text:style-name="Strong_20_Emphasis">cubo</text:span> en un navegador o haces un ping desde la línea de comandos, el sistema se conectará a la dirección IP <text:span text:style-name="Strong_20_Emphasis">192.168.10.225</text:span> en lugar de buscar este nombre en un servidor DNS.</text:p>
        </text:list-item>
      </text:list>
      <text:h text:style-name="Heading_20_3" text:outline-level="3"><text:span text:style-name="Strong_20_Emphasis">Prueba de funcionamiento</text:span></text:h>
      <text:list text:style-name="L5">
        <text:list-item>
          <text:p text:style-name="P19"><text:span text:style-name="Strong_20_Emphasis">En Windows:</text:span> Abre el Símbolo del sistema (CMD) y ejecuta:</text:p>
          <text:p text:style-name="P10"/>
          <text:p text:style-name="P11"><text:span text:style-name="Source_20_Text">ping cubo</text:span></text:p>
          <text:p text:style-name="P19">Deberías obtener una respuesta desde <text:span text:style-name="Strong_20_Emphasis">192.168.10.225</text:span>.</text:p>
        </text:list-item>
        <text:list-item>
          <text:p text:style-name="P19"><text:span text:style-name="Strong_20_Emphasis">En Linux o macOS:</text:span> Abre la terminal y ejecuta:</text:p>
          <text:p text:style-name="P10"/>
          <text:p text:style-name="P11"><text:span text:style-name="Source_20_Text">ping cubo</text:span></text:p>
        </text:list-item>
        <text:list-item>
          <text:p text:style-name="P19"><text:span text:style-name="Strong_20_Emphasis">En un navegador:</text:span> Escribe <text:span text:style-name="Source_20_Text">http://cubo</text:span> (si el servidor en la IP tiene un servicio web corriendo, como un sitio o API, aparecerá).</text:p>
        </text:list-item>
      </text:list>
      <text:h text:style-name="Heading_20_3" text:outline-level="3"><text:soft-page-break/><text:span text:style-name="Strong_20_Emphasis">Nota adicional</text:span></text:h>
      <text:p text:style-name="Text_20_body">Si deseas usar un nombre completo como <text:span text:style-name="Strong_20_Emphasis">cubo.local</text:span> o cualquier otro dominio personalizado, puedes cambiar la línea a:</text:p>
      <text:p text:style-name="Preformatted_20_Text"/>
      <text:p text:style-name="P1"><text:span text:style-name="Source_20_Text">192.168.10.225 cubo.local</text:span></text:p>
      <text:p text:style-name="Text_20_body">Esto es especialmente útil si trabajas en un entorno donde diferentes servicios o dispositivos están configurados para usar nombres con dominio.</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style:font-family-complex="'Noto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09:51:32.266000000</meta:creation-date>
    <dc:date>2024-11-24T17:03:45.253691551</dc:date>
    <meta:editing-duration>PT2H10M15S</meta:editing-duration>
    <meta:editing-cycles>12</meta:editing-cycles>
    <meta:generator>LibreOffice/24.2.2.2$Linux_X86_64 LibreOffice_project/d56cc158d8a96260b836f100ef4b4ef25d6f1a01</meta:generator>
    <meta:print-date>2024-11-24T16:29:19.118999112</meta:print-date>
    <meta:printed-by>Archivos PDF</meta:printed-by>
    <meta:document-statistic meta:table-count="0" meta:image-count="2" meta:object-count="0" meta:page-count="5" meta:paragraph-count="78" meta:word-count="943" meta:character-count="6024" meta:non-whitespace-character-count="5174"/>
  </office:meta>
</office:document-meta>
</file>